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7.634cm" fo:break-before="auto" style:use-optimal-row-height="true"/>
    </style:style>
    <style:style style:name="ro4" style:family="table-row">
      <style:table-row-properties style:row-height="8.056cm" fo:break-before="auto" style:use-optimal-row-height="true"/>
    </style:style>
    <style:style style:name="ro5" style:family="table-row">
      <style:table-row-properties style:row-height="9.3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 fo:border="0.002cm solid #000000"/>
      <style:text-properties fo:hyphenate="true"/>
    </style:style>
    <style:style style:name="ce4" style:family="table-cell" style:parent-style-name="Default">
      <style:table-cell-properties fo:wrap-option="wrap" fo:border="0.002cm solid #000000"/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ID przypadku testowego</text:p>
          </table:table-cell>
          <table:table-cell table:style-name="ce2" office:value-type="string">
            <text:p>Cel testu</text:p>
          </table:table-cell>
          <table:table-cell table:style-name="ce1" office:value-type="string">
            <text:p>Warunki wstępne</text:p>
          </table:table-cell>
          <table:table-cell office:value-type="string">
            <text:p>Kroki do wykonania</text:p>
          </table:table-cell>
          <table:table-cell office:value-type="string">
            <text:p>Oczekiwany Rezultat</text:p>
          </table:table-cell>
          <table:table-cell office:value-type="string">
            <text:p>Właściwy rezultat</text:p>
          </table:table-cell>
        </table:table-row>
        <table:table-row table:style-name="ro3">
          <table:table-cell/>
          <table:table-cell office:value-type="string">
            <text:p>TC_01</text:p>
          </table:table-cell>
          <table:table-cell office:value-type="string">
            <text:p>Sprawdzenie zachowania wyszukiwarki w przypadku podania prawidłowych danych</text:p>
          </table:table-cell>
          <table:table-cell table:style-name="ce3" office:value-type="string">
            <text:p>włączona przeglądarka Mozilla Firefox na stronie testowej o adresie:<text:a xlink:href="https://www.travelocity.com/Flights">https://www.travelocity.com/Flights</text:a></text:p>
          </table:table-cell>
          <table:table-cell office:value-type="string">
            <text:p>1. Podanie w polu „Flying From” słowa „Miami”. <text:s text:c="6"/><text:s text:c="7"/>2. Podanie w polu „Flying to” słowa „Poznan”. <text:s text:c="2"/>3. Podanie w polu „Departing” daty „08/20/2017”. <text:s text:c="6"/>4. Podanie w polu „Returning” daty „09/01/2017”. <text:s text:c="5"/>5. Wciśnięcie przycisku „Search”. <text:s text:c="2"/></text:p>
          </table:table-cell>
          <table:table-cell office:value-type="string">
            <text:p>Powinna otworzyć strona w nowej karcie z wyszukanymi rezultatami dla podanych danych.</text:p>
          </table:table-cell>
          <table:table-cell office:value-type="string">
            <text:p>Pojawiały się wyniki wyszukiwania dla podanych danych w nowej karcie przeglądarki.</text:p>
          </table:table-cell>
        </table:table-row>
        <table:table-row table:style-name="ro4">
          <table:table-cell/>
          <table:table-cell office:value-type="string">
            <text:p>TC_02</text:p>
          </table:table-cell>
          <table:table-cell office:value-type="string">
            <text:p>Sprawdzenie zachowania wyszukiwarki w przypadku podania nieprawidłowego miasta w polu „Returning”</text:p>
          </table:table-cell>
          <table:table-cell table:style-name="ce1" office:value-type="string">
            <text:p>włączona przeglądarka Mozilla Firefox na stronie testowej o adresie:”<text:a xlink:href="https://www.travelocity.com/Flights">https://www.travelocity.com/Flights</text:a></text:p>
          </table:table-cell>
          <table:table-cell office:value-type="string">
            <text:p>1. Podanie w polu „Flying From” słowa „Miami”. <text:s text:c="6"/><text:s text:c="7"/>2. Podanie w polu „Flying to” słowa „Klodawa” . <text:s text:c="6"/>3. Podanie w polu „Departing” daty „08/20/2017”. <text:s text:c="6"/>4. Podanie w polu „Returning” daty „09/01/2017”. <text:s text:c="5"/>5. Wciśnięcie przycisku „Search”. <text:s text:c="2"/></text:p>
          </table:table-cell>
          <table:table-cell office:value-type="string">
            <text:p>Powinna otworzyć się strona w nowej karcie z wyszukanymi rezultatami dla najbliższego miasta, które jest podane w bazie danych.</text:p>
          </table:table-cell>
          <table:table-cell office:value-type="string">
            <text:p>Pojawiły się wyniki wyszukiwania dla podanych danych z uwzględnieniem najbliższego miasta w polu „Flying to”</text:p>
          </table:table-cell>
        </table:table-row>
        <table:table-row table:style-name="ro4">
          <table:table-cell/>
          <table:table-cell office:value-type="string">
            <text:p>TC_03</text:p>
          </table:table-cell>
          <table:table-cell office:value-type="string">
            <text:p>Sprawdzenie zachowania wyszukiwarki w przypadku podania daty, która już minęła w polu „Departing”</text:p>
          </table:table-cell>
          <table:table-cell table:style-name="ce4" office:value-type="string">
            <text:p>włączona przeglądarka Mozilla Firefox na stronie testowej o adresie:<text:a xlink:href="https://www.travelocity.com/Flights">https://www.travelocity.com/Flights</text:a></text:p>
          </table:table-cell>
          <table:table-cell office:value-type="string">
            <text:p>1. Podanie w polu „Flying From” słowa „Miami”. <text:s text:c="6"/><text:s text:c="7"/>2. Podanie w polu „Flying to” słowa „Klodawa” . <text:s text:c="6"/>3. Podanie w polu „Departing” daty „08/20/2015”. <text:s text:c="6"/>4. Podanie w polu „Returning” daty „09/01/2017”. <text:s text:c="5"/>5. Wciśnięcie przycisku „Search”. <text:s text:c="2"/></text:p>
          </table:table-cell>
          <table:table-cell office:value-type="string">
            <text:p>Powinien pojawić się komunikat o nieprawidłowej dacie w polu „Departing”</text:p>
          </table:table-cell>
          <table:table-cell office:value-type="string">
            <text:p>Pojawił się komunikat informujący o tym, że data podana w polu „Departing” już minęła i system prosi użytkownika o podanie ponownie prawidłowej daty.</text:p>
          </table:table-cell>
        </table:table-row>
        <table:table-row table:style-name="ro3">
          <table:table-cell/>
          <table:table-cell office:value-type="string">
            <text:p>TC_04</text:p>
          </table:table-cell>
          <table:table-cell office:value-type="string">
            <text:p>Sprawdzenie zachowania wyszukiwarki w przypadku podania daty, która jest zbyt odległa w polu „Returning”</text:p>
          </table:table-cell>
          <table:table-cell table:style-name="ce1" office:value-type="string">
            <text:p>włączona przeglądarka Mozilla Firefox na stronie testowej o adresie:<text:a xlink:href="https://www.travelocity.com/Flights">https://www.travelocity.com/Flights</text:a></text:p>
          </table:table-cell>
          <table:table-cell office:value-type="string">
            <text:p>1. Podanie w polu „Flying From” słowa „Miami”. <text:s text:c="6"/><text:s text:c="7"/>2. Podanie w polu „Flying to” słowa „Poznan” <text:s text:c="2"/>3. Podanie w polu „Departing” daty „08/20/2017”. <text:s text:c="6"/>4. Podanie w polu „Returning” daty „09/01/2030”. <text:s text:c="5"/>5. Wciśnięcie przycisku „Search”. <text:s text:c="2"/></text:p>
          </table:table-cell>
          <table:table-cell office:value-type="string">
            <text:p>Powinien pojawić się komunikat informujący o niedostępności daty podanej w polu „Returning”.</text:p>
          </table:table-cell>
          <table:table-cell office:value-type="string">
            <text:p>Pojawił się komunikat informujący o przedziale czasowym, który jest dostępny w wyszukiwarce i system prosi użytkownika o podanie nowej daty.</text:p>
          </table:table-cell>
        </table:table-row>
        <table:table-row table:style-name="ro5">
          <table:table-cell/>
          <table:table-cell office:value-type="string">
            <text:p>TC_05</text:p>
          </table:table-cell>
          <table:table-cell office:value-type="string">
            <text:p>Sprawdzenie zachowania wyszukiwarki w przypadku podania preferowanej linii lotniczej</text:p>
          </table:table-cell>
          <table:table-cell table:style-name="ce1" office:value-type="string">
            <text:p>włączona przeglądarka Mozilla Firefox na stronie testowej o adresie:<text:a xlink:href="https://www.travelocity.com/Flights">https://www.travelocity.com/Flights</text:a></text:p>
          </table:table-cell>
          <table:table-cell office:value-type="string">
            <text:p>1. Podanie w polu „Flying From” słowa „Miami”. <text:s text:c="6"/><text:s text:c="7"/>2. Podanie w polu „Flying to” słowa „Poznan” <text:s text:c="2"/>3. Podanie w polu „Departing” daty „08/20/2017”. <text:s text:c="6"/>4. Podanie w polu „Returning” daty „09/01/2017”. <text:s text:c="7"/>5. Naciśnięcie opcji „Advanced Options”. <text:s text:c="7"/><text:s text:c="5"/>6. Wybranie z pola „Preferred Airline” opcji „Air China”.</text:p>
          </table:table-cell>
          <table:table-cell office:value-type="string">
            <text:p>Powinna otworzyć się nowa karta w przeglądarce z rezultatami na podstawie podanych danych.</text:p>
          </table:table-cell>
          <table:table-cell office:value-type="string">
            <text:p>Pojawił się komunikat o braku dostępnych lotów dla podanych danych.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7.08.2017</text:date>, <text:time>00:10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47:30.42</meta:creation-date>
    <dc:date>2017-08-07T00:10:25.36</dc:date>
    <meta:editing-duration>PT4H59M33S</meta:editing-duration>
    <meta:editing-cycles>7</meta:editing-cycles>
    <meta:generator>OpenOffice/4.1.3$Win32 OpenOffice.org_project/413m1$Build-9783</meta:generator>
    <meta:document-statistic meta:table-count="3" meta:cell-count="36" meta:object-count="0"/>
  </office:meta>
</office:document-meta>
</file>